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6"/>
        <table:table-column table:style-name="co1" table:default-cell-style-name="ce38"/>
        <table:table-column table:style-name="co1" table:default-cell-style-name="ce86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oday’s date</text:p>
          </table:table-cell>
          <table:covered-table-cell table:style-name="ce24"/>
          <table:table-cell office:value-type="string" calcext:value-type="string" table:number-columns-spanned="4" table:number-rows-spanned="1">
            <text:p>\today</text:p>
          </table:table-cell>
          <table:covered-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Document body</text:p>
          </table:table-cell>
          <table:covered-table-cell table:style-name="ce24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Text alignmen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a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8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8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8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8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2" table:number-rows-spanned="1">
            <text:p>Command</text:p>
          </table:table-cell>
          <table:covered-table-cell/>
          <table:table-cell table:style-name="ce40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99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f</text:p>
          </table:table-cell>
          <table:table-cell table:style-name="ce99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p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n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n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8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6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8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8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6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8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8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6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6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6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9:16:27.753787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7-31T19:17:05.604577662</dc:date>
    <meta:editing-duration>P1DT14H46M29S</meta:editing-duration>
    <meta:editing-cycles>629</meta:editing-cycles>
    <meta:generator>LibreOffice/24.2.5.2$Linux_X86_64 LibreOffice_project/420$Build-2</meta:generator>
    <meta:print-date>2024-07-31T13:57:30.275555123</meta:print-date>
    <meta:printed-by>PDF files</meta:printed-by>
    <meta:document-statistic meta:table-count="1" meta:cell-count="3446" meta:object-count="0"/>
  </office:meta>
</office:document-meta>
</file>